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0FC81B77098447DF839.png" manifest:media-type="image/png"/>
  <manifest:file-entry manifest:full-path="Pictures/10000001000002C5000000F473E965826E63CE73.png" manifest:media-type="image/png"/>
  <manifest:file-entry manifest:full-path="Pictures/1000000100000208000001142623E4A9D3335211.png" manifest:media-type="image/png"/>
  <manifest:file-entry manifest:full-path="Pictures/100000010000020200000135E44062B7E05DA7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678ad" officeooo:paragraph-rsid="000678ad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678ad" officeooo:paragraph-rsid="000678ad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6d1d5" officeooo:paragraph-rsid="0006d1d5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8c512" officeooo:paragraph-rsid="0008c512" style:font-size-asian="12.25pt" style:font-size-complex="14pt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8</text:p>
      <text:p text:style-name="P1"/>
      <text:p text:style-name="P2">1:</text:p>
      <text:p text:style-name="P2"><draw:frame draw:style-name="fr1" draw:name="Image1" text:anchor-type="char" svg:width="13.6cm" svg:height="8.176cm" draw:z-index="0"><draw:image xlink:href="Pictures/100000010000020200000135E44062B7E05DA753.png" xlink:type="simple" xlink:show="embed" xlink:actuate="onLoad" draw:mime-type="image/png"/></draw:frame><text:tab/></text:p>
      <text:p text:style-name="P2"/>
      <text:p text:style-name="P2">2:</text:p>
      <text:p text:style-name="P2"><draw:frame draw:style-name="fr1" draw:name="Image2" text:anchor-type="char" svg:width="18.154cm" svg:height="6.246cm" draw:z-index="1"><draw:image xlink:href="Pictures/10000001000002C5000000F473E965826E63CE73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:</text:p>
      <text:p text:style-name="P3"><draw:frame draw:style-name="fr1" draw:name="Image3" text:anchor-type="char" svg:width="13.758cm" svg:height="7.303cm" draw:z-index="2"><draw:image xlink:href="Pictures/1000000100000208000001142623E4A9D3335211.png" xlink:type="simple" xlink:show="embed" xlink:actuate="onLoad" draw:mime-type="image/png"/></draw:frame><text:tab/></text:p>
      <text:p text:style-name="P3"/>
      <text:p text:style-name="P3">4: </text:p>
      <text:p text:style-name="P3"/>
      <text:p text:style-name="P3"><draw:frame draw:style-name="fr1" draw:name="Image4" text:anchor-type="char" svg:width="13.758cm" svg:height="6.668cm" draw:z-index="3"><draw:image xlink:href="Pictures/1000000100000208000000FC81B77098447DF839.png" xlink:type="simple" xlink:show="embed" xlink:actuate="onLoad" draw:mime-type="image/png"/></draw:frame><text:tab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21:50.960058805</meta:creation-date>
    <dc:date>2024-03-21T17:08:49.751665974</dc:date>
    <meta:editing-duration>PT4M22S</meta:editing-duration>
    <meta:editing-cycles>1</meta:editing-cycles>
    <meta:document-statistic meta:table-count="0" meta:image-count="4" meta:object-count="0" meta:page-count="2" meta:paragraph-count="9" meta:word-count="7" meta:character-count="29" meta:non-whitespace-character-count="22"/>
    <meta:generator>LibreOffice/7.3.7.2$Linux_X86_64 LibreOffice_project/30$Build-2</meta:generator>
  </office:meta>
</office:document-meta>
</file>